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0c3" officeooo:paragraph-rsid="0009f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8</text:p>
      <text:p text:style-name="P1"/>
      <text:p text:style-name="P1">Andrey Josue Chaves Bolaños</text:p>
      <text:p text:style-name="P1"/>
      <text:p text:style-name="P1">POO</text:p>
      <text:p text:style-name="P1"/>
      <text:p text:style-name="P1">Para realizar este proyecto se siguieron las especificaciones dadas en el documento dado por la profes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23:52:04.882749463</meta:creation-date>
    <dc:date>2020-07-13T23:54:51.400965520</dc:date>
    <meta:editing-duration>PT2M47S</meta:editing-duration>
    <meta:editing-cycles>1</meta:editing-cycles>
    <meta:document-statistic meta:table-count="0" meta:image-count="0" meta:object-count="0" meta:page-count="1" meta:paragraph-count="4" meta:word-count="23" meta:character-count="141" meta:non-whitespace-character-count="122"/>
    <meta:generator>LibreOffice/6.2.7.1$Linux_X86_64 LibreOffice_project/20$Build-1</meta:generator>
  </office:meta>
</office:document-meta>
</file>